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1e14a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text-properties officeooo:rsid="001e14a6" officeooo:paragraph-rsid="003105e5"/>
    </style:style>
    <style:style style:name="P6" style:family="paragraph" style:parent-style-name="Table_20_Contents">
      <style:text-properties officeooo:rsid="00212c21" officeooo:paragraph-rsid="00212c21"/>
    </style:style>
    <style:style style:name="P7" style:family="paragraph" style:parent-style-name="Table_20_Contents">
      <style:text-properties officeooo:rsid="00240acc" officeooo:paragraph-rsid="00240acc"/>
    </style:style>
    <style:style style:name="P8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9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1" style:family="paragraph" style:parent-style-name="Standard">
      <style:text-properties officeooo:rsid="00320ed7" officeooo:paragraph-rsid="00320ed7"/>
    </style:style>
    <style:style style:name="P12" style:family="paragraph" style:parent-style-name="Standard">
      <style:text-properties officeooo:rsid="00320ed7" officeooo:paragraph-rsid="0038543f"/>
    </style:style>
    <style:style style:name="P13" style:family="paragraph" style:parent-style-name="Standard">
      <style:text-properties officeooo:rsid="0033fc04" officeooo:paragraph-rsid="0033fc04"/>
    </style:style>
    <style:style style:name="P14" style:family="paragraph" style:parent-style-name="Standard">
      <style:text-properties officeooo:rsid="00267fa4" officeooo:paragraph-rsid="00350556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17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3b60de"/>
    </style:style>
    <style:style style:name="P18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3d21c8"/>
    </style:style>
    <style:style style:name="P19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415176"/>
    </style:style>
    <style:style style:name="P20" style:family="paragraph" style:parent-style-name="Standard">
      <style:text-properties officeooo:rsid="003eda82" officeooo:paragraph-rsid="003eda82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3f4702" officeooo:paragraph-rsid="003f4702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431c59" officeooo:paragraph-rsid="00431c59"/>
    </style:style>
    <style:style style:name="P23" style:family="paragraph" style:parent-style-name="Standard">
      <style:paragraph-properties fo:margin-left="0.9846in" fo:margin-right="0in" fo:text-indent="0in" style:auto-text-indent="false"/>
      <style:text-properties officeooo:rsid="00449685" officeooo:paragraph-rsid="00449685"/>
    </style:style>
    <style:style style:name="P24" style:family="paragraph" style:parent-style-name="Standard">
      <style:text-properties officeooo:rsid="001e14a6" officeooo:paragraph-rsid="00449685"/>
    </style:style>
    <style:style style:name="P25" style:family="paragraph" style:parent-style-name="Standard">
      <style:text-properties officeooo:rsid="001e14a6" officeooo:paragraph-rsid="001e14a6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461ab5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46932a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officeooo:rsid="00470150" officeooo:paragraph-rsid="00470150"/>
    </style:style>
    <style:style style:name="P29" style:family="paragraph" style:parent-style-name="Standard">
      <style:paragraph-properties fo:margin-left="0.9846in" fo:margin-right="0in" fo:text-indent="0in" style:auto-text-indent="false"/>
      <style:text-properties officeooo:rsid="00470150" officeooo:paragraph-rsid="00470150"/>
    </style:style>
    <style:style style:name="P30" style:family="paragraph" style:parent-style-name="Standard">
      <style:paragraph-properties fo:margin-left="0.9846in" fo:margin-right="0in" fo:text-indent="0in" style:auto-text-indent="false"/>
      <style:text-properties officeooo:rsid="004831e1" officeooo:paragraph-rsid="004831e1"/>
    </style:style>
    <style:style style:name="T1" style:family="text">
      <style:text-properties officeooo:rsid="001edf93"/>
    </style:style>
    <style:style style:name="T2" style:family="text">
      <style:text-properties officeooo:rsid="001e14a6"/>
    </style:style>
    <style:style style:name="T3" style:family="text">
      <style:text-properties officeooo:rsid="0022ae94"/>
    </style:style>
    <style:style style:name="T4" style:family="text">
      <style:text-properties officeooo:rsid="00240acc"/>
    </style:style>
    <style:style style:name="T5" style:family="text">
      <style:text-properties officeooo:rsid="0027f8c1"/>
    </style:style>
    <style:style style:name="T6" style:family="text">
      <style:text-properties officeooo:rsid="002824da"/>
    </style:style>
    <style:style style:name="T7" style:family="text">
      <style:text-properties officeooo:rsid="0029e373"/>
    </style:style>
    <style:style style:name="T8" style:family="text">
      <style:text-properties officeooo:rsid="002a5f3e"/>
    </style:style>
    <style:style style:name="T9" style:family="text">
      <style:text-properties officeooo:rsid="002bc085"/>
    </style:style>
    <style:style style:name="T10" style:family="text">
      <style:text-properties officeooo:rsid="002c23bb"/>
    </style:style>
    <style:style style:name="T11" style:family="text">
      <style:text-properties officeooo:rsid="002d28a1"/>
    </style:style>
    <style:style style:name="T12" style:family="text">
      <style:text-properties officeooo:rsid="002dca44"/>
    </style:style>
    <style:style style:name="T13" style:family="text">
      <style:text-properties officeooo:rsid="002ed7ff"/>
    </style:style>
    <style:style style:name="T14" style:family="text">
      <style:text-properties officeooo:rsid="002fd06b"/>
    </style:style>
    <style:style style:name="T15" style:family="text">
      <style:text-properties officeooo:rsid="0030a768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40acc" style:font-weight-asian="bold" style:font-weight-complex="bold"/>
    </style:style>
    <style:style style:name="T18" style:family="text">
      <style:text-properties officeooo:rsid="0031aa3b"/>
    </style:style>
    <style:style style:name="T19" style:family="text">
      <style:text-properties officeooo:rsid="00320ed7"/>
    </style:style>
    <style:style style:name="T20" style:family="text">
      <style:text-properties officeooo:rsid="0033fc04"/>
    </style:style>
    <style:style style:name="T21" style:family="text">
      <style:text-properties officeooo:rsid="00350556"/>
    </style:style>
    <style:style style:name="T22" style:family="text">
      <style:text-properties officeooo:rsid="0038543f"/>
    </style:style>
    <style:style style:name="T23" style:family="text">
      <style:text-properties officeooo:rsid="003b60de"/>
    </style:style>
    <style:style style:name="T24" style:family="text">
      <style:text-properties officeooo:rsid="003c162f"/>
    </style:style>
    <style:style style:name="T25" style:family="text">
      <style:text-properties officeooo:rsid="003d21c8"/>
    </style:style>
    <style:style style:name="T26" style:family="text">
      <style:text-properties officeooo:rsid="003f4702"/>
    </style:style>
    <style:style style:name="T27" style:family="text">
      <style:text-properties officeooo:rsid="003ff26c"/>
    </style:style>
    <style:style style:name="T28" style:family="text">
      <style:text-properties officeooo:rsid="00415176"/>
    </style:style>
    <style:style style:name="T29" style:family="text">
      <style:text-properties officeooo:rsid="00431c59"/>
    </style:style>
    <style:style style:name="T30" style:family="text">
      <style:text-properties officeooo:rsid="00449685"/>
    </style:style>
    <style:style style:name="T31" style:family="text">
      <style:text-properties officeooo:rsid="00461ab5"/>
    </style:style>
    <style:style style:name="T32" style:family="text">
      <style:text-properties style:text-position="super 58%" officeooo:rsid="00461ab5"/>
    </style:style>
    <style:style style:name="T33" style:family="text">
      <style:text-properties style:text-position="0% 100%"/>
    </style:style>
    <style:style style:name="T34" style:family="text">
      <style:text-properties officeooo:rsid="0046932a"/>
    </style:style>
    <style:style style:name="T35" style:family="text">
      <style:text-properties officeooo:rsid="0049e2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8"><text:span text:style-name="T1">T</text:span><text:span text:style-name="T2">aller de Traducción Económica y Mercados Bursátiles</text:span></text:p>
          </table:table-cell>
        </table:table-row>
        <table:table-row>
          <table:table-cell table:style-name="Table1.A1" office:value-type="string">
            <text:p text:style-name="P6">Program <text:span text:style-name="T18">and </text:span><text:span text:style-name="T3">Track</text:span>:</text:p>
          </table:table-cell>
          <table:table-cell table:style-name="Table1.A1" office:value-type="string">
            <text:p text:style-name="P4"><text:span text:style-name="T4">I</text:span><text:span text:style-name="T17">nterpretación y Traduccíon: </text:span><text:span text:style-name="T16">5° Cuatrimestre </text:span></text:p>
          </table:table-cell>
        </table:table-row>
        <table:table-row>
          <table:table-cell table:style-name="Table1.A1" office:value-type="string">
            <text:p text:style-name="P7">Course ID:</text:p>
          </table:table-cell>
          <table:table-cell table:style-name="Table1.A1" office:value-type="string">
            <text:p text:style-name="P9">IT0524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2"/>
      <text:p text:style-name="P10">Course Description</text:p>
      <text:p text:style-name="P14">This course provides the <text:span text:style-name="T5">modern </text:span>foundations for linguistic translation in the field of economics <text:span text:style-name="T5">with a focus on </text:span>s<text:span text:style-name="T5">tock market transactions. <text:s/></text:span><text:span text:style-name="T8">The </text:span><text:span text:style-name="T9">professional </text:span><text:span text:style-name="T8">translational mapping tools </text:span><text:span text:style-name="T9">developed in this course will </text:span><text:span text:style-name="T11">be specific </text:span><text:span text:style-name="T9">to </text:span><text:span text:style-name="T8">Spanish and English translation</text:span><text:span text:style-name="T9">s</text:span><text:span text:style-name="T8">, although such tools </text:span><text:span text:style-name="T11">and methodologies </text:span><text:span text:style-name="T8">can readily be extended </text:span><text:span text:style-name="T13">to</text:span><text:span text:style-name="T9"> </text:span><text:span text:style-name="T10">the translation of</text:span><text:span text:style-name="T8"> other languages. </text:span><text:span text:style-name="T6">Major </text:span><text:span text:style-name="T11">elements of</text:span><text:span text:style-name="T6"> the course will include: <text:s/></text:span><text:span text:style-name="T10">i) </text:span><text:span text:style-name="T11">the conceptual framework for stock markets within economic systems; ii) </text:span><text:span text:style-name="T8">the definition and use of </text:span><text:span text:style-name="T7">standard terms and terminolog</text:span><text:span text:style-name="T11">ies in the field</text:span><text:span text:style-name="T10">, </text:span><text:span text:style-name="T11">iii) the elements of style </text:span><text:span text:style-name="T12">and the use of standard conventions in </text:span><text:span text:style-name="T11">written documents; </text:span><text:span text:style-name="T21">iv) </text:span><text:span text:style-name="T19">a review of essential English grammatical structures; </text:span><text:span text:style-name="T12">v) the elements of quality assurance and quality control (QAQC) as applied to written documents; v</text:span><text:span text:style-name="T21">i</text:span><text:span text:style-name="T12">) </text:span><text:span text:style-name="T11"><text:s/></text:span><text:span text:style-name="T12">the professional use of Large Language Models (LLMs) in translation; </text:span><text:span text:style-name="T15">and <text:s/></text:span><text:span text:style-name="T12">vi</text:span><text:span text:style-name="T19">i</text:span><text:span text:style-name="T12">) </text:span><text:span text:style-name="T14">the direct translation of documents and </text:span><text:span text:style-name="T15">the </text:span><text:span text:style-name="T14">production of deliverables.</text:span></text:p>
      <text:p text:style-name="P2"/>
      <text:p text:style-name="P10">Scope</text:p>
      <text:p text:style-name="P11">1. <text:s/><text:span text:style-name="T24">Conceptual Frameworks for</text:span> Economic Systems <text:span text:style-name="T22">and Stock Markets</text:span></text:p>
      <text:p text:style-name="P15">1.1 <text:s/><text:span text:style-name="T29">Economic Systems </text:span></text:p>
      <text:p text:style-name="P15">1.2 <text:s/><text:span text:style-name="T29">Stock Markets</text:span></text:p>
      <text:p text:style-name="P11"/>
      <text:p text:style-name="P12">2. <text:s/>Standard Terms, Terminologies, and Acronyms <text:span text:style-name="T22">in </text:span>Economic Systems <text:span text:style-name="T22">and Stock Markets</text:span></text:p>
      <text:p text:style-name="P15">2.1 <text:s/>Vocabulary in Economic Systems </text:p>
      <text:p text:style-name="P15">2.2 <text:s/>Vocabulary in Stock Markets</text:p>
      <text:p text:style-name="P11"/>
      <text:p text:style-name="P11">3. <text:s/>The Elements of Style in Professional Writing</text:p>
      <text:p text:style-name="P15">3.1 <text:s/><text:span text:style-name="T23">Using Strunk and White’</text:span><text:span text:style-name="T26">s. “Elements of Style”</text:span></text:p>
      <text:p text:style-name="P16">3.2 <text:s/>Developing a Professional Voice</text:p>
      <text:p text:style-name="P20"/>
      <text:p text:style-name="P20">4. <text:s/>Review of Essential English Grammar</text:p>
      <text:p text:style-name="P21">4.1 <text:s/>Using Murphy’s, “English Grammar in Use”</text:p>
      <text:p text:style-name="P21">4.2 <text:s/><text:span text:style-name="T27">Verb Conjugation, Modals, and </text:span><text:span text:style-name="T28">Linking Words</text:span></text:p>
      <text:p text:style-name="P20"><text:s/></text:p>
      <text:p text:style-name="P11">5. <text:s/>Introduction to Document QAQC and Version Control Systems</text:p>
      <text:p text:style-name="P16">5.1 <text:s/>Introduction to Docume<text:span text:style-name="T24">nt</text:span> QAQC</text:p>
      <text:p text:style-name="P17">5.1.1 <text:s/>Fundamental <text:span text:style-name="T24">Concepts </text:span>of QAQC</text:p>
      <text:p text:style-name="P17">5.1.2 <text:s/><text:span text:style-name="T24">Framworks for Document QAQC</text:span></text:p>
      <text:p text:style-name="P16">5.2 <text:s/>Introduction to Version Control Systems (V<text:span text:style-name="T24">CSs</text:span>)</text:p>
      <text:p text:style-name="P17">5.<text:span text:style-name="T28">2.1</text:span> <text:s/>Using Git and Github</text:p>
      <text:p text:style-name="P17">5.<text:span text:style-name="T28">2.2</text:span> <text:s/>Installation of Git</text:p>
      <text:p text:style-name="P19">5.<text:span text:style-name="T28">2.3 <text:s/></text:span><text:span text:style-name="T25">Account setup in Github</text:span></text:p>
      <text:p text:style-name="P18">5.<text:span text:style-name="T28">2.4</text:span> <text:s/>Git Commands and <text:span text:style-name="T25">the Git </text:span>Workflow</text:p>
      <text:p text:style-name="P11"/>
      <text:p text:style-name="P11"/>
      <text:p text:style-name="P11"><text:soft-page-break/></text:p>
      <text:p text:style-name="P11"><text:span text:style-name="T29">6</text:span>. <text:span text:style-name="T20">Introduction to the Professional Use of LLMs in Translation</text:span></text:p>
      <text:p text:style-name="P26"><text:span text:style-name="T31">6.1 Professional Translators in the 21</text:span><text:span text:style-name="T32">st</text:span><text:span text:style-name="T31"> century</text:span></text:p>
      <text:p text:style-name="P26"><text:span text:style-name="T31">6.2 <text:s/></text:span><text:span text:style-name="T34">The Labor Market for Professional Translators</text:span></text:p>
      <text:p text:style-name="P27">6.3 <text:s/>AI in the Field of Tranlation (Google and OpenAI)</text:p>
      <text:p text:style-name="P28">6.4 <text:s/>APIs, SDKs, and IDEs</text:p>
      <text:p text:style-name="P29">6.4.1 <text:s/>Python</text:p>
      <text:p text:style-name="P29">6.4.2 <text:s/>Cloud Translation API (Google)</text:p>
      <text:p text:style-name="P30">6.4.3 <text:s/><text:span text:style-name="T35">Open AI Translator API (GPT3.5 or GPT4.0)</text:span></text:p>
      <text:p text:style-name="P11"/>
      <text:p text:style-name="P13"><text:span text:style-name="T29">7</text:span>. <text:span text:style-name="T22">Document Translation and Client Deliverables</text:span></text:p>
      <text:p text:style-name="P22">7.1 <text:s/>Performing Document Translation</text:p>
      <text:p text:style-name="P23">7.1.1 <text:s/>Corporate Fiscal Documents</text:p>
      <text:p text:style-name="P23">7.1.2 <text:s/>Stock <text:span text:style-name="T31">Investment </text:span>and Portfolio Documents</text:p>
      <text:p text:style-name="P23">7.1.3 <text:s/>Bank Documents</text:p>
      <text:p text:style-name="P23">7.1.4 <text:s/></text:p>
      <text:p text:style-name="P24"/>
      <text:p text:style-name="P22"><text:span text:style-name="T30">7</text:span>.2 <text:s/>Creating Client Deliverables</text:p>
      <text:p text:style-name="P3"/>
      <text:p text:style-name="P3"/>
      <text:p text:style-name="P3"/>
      <text:p text:style-name="P3"/>
      <text:p text:style-name="P3">3.MISCELÁNEA</text:p>
      <text:p text:style-name="P3">3.1 El campo laboral de la traducción de economía</text:p>
      <text:p text:style-name="P3">ACTIVIDADES DE APRENDIZAJE BAJO LA CONDUCCIÓN DE UN ACADÉMICO</text:p>
      <text:p text:style-name="P3">BAJO CONDUCCIÓN DOCENTE</text:p>
      <text:p text:style-name="P3">Individuales</text:p>
      <text:p text:style-name="P3">•</text:p>
      <text:p text:style-name="P3">•</text:p>
      <text:p text:style-name="P3">•</text:p>
      <text:p text:style-name="P3">Revisión de coherencia aplicada a las traducciones</text:p>
      <text:p text:style-name="P3">Corrección de estilo aplicada a las traducciones</text:p>
      <text:p text:style-name="P3">Exposiciones temáticas</text:p>
      <text:p text:style-name="P3">Investigación terminológica de preparación en el área especializada</text:p>
      <text:p text:style-name="P3">Análisis de traducciones</text:p>
      <text:p text:style-name="P3">Debates</text:p>
      <text:p text:style-name="P3">Lecturas temáticas</text:p>
      <text:p text:style-name="P3">Análisis de casos reales de traducción en el área de Economía</text:p>
      <text:p text:style-name="P3">ACTIVIDADES INDIVIDUALES</text:p>
      <text:p text:style-name="P3">•</text:p>
      <text:p text:style-name="P3">•</text:p>
      <text:p text:style-name="P3">•</text:p>
      <text:p text:style-name="P3">•</text:p>
      <text:p text:style-name="P3">Toma de apuntes</text:p>
      <text:p text:style-name="P3">Revisión de terminología</text:p>
      <text:p text:style-name="P3">Análisis gramatical</text:p>
      <text:p text:style-name="P3"><text:soft-page-break/>Investigación de definiciones</text:p>
      <text:p text:style-name="P3">ACTIVIDADES DE APRENDIZAJE INDEPENDIENTES</text:p>
      <text:p text:style-name="P3">•</text:p>
      <text:p text:style-name="P3">•</text:p>
      <text:p text:style-name="P3">•</text:p>
      <text:p text:style-name="P3">•</text:p>
      <text:p text:style-name="P3">Comparación de traducciones de inglés y español</text:p>
      <text:p text:style-name="P3">Lectura de artículos</text:p>
      <text:p text:style-name="P3">Revisión de revistas especializadas</text:p>
      <text:p text:style-name="P3">Análisis lingüístico</text:p>
      <text:p text:style-name="P3">CRITERIOS DE EVALUACIÓN</text:p>
      <text:p text:style-name="P3">•</text:p>
      <text:p text:style-name="P3">•</text:p>
      <text:p text:style-name="P3">•</text:p>
      <text:p text:style-name="P3">•</text:p>
      <text:p text:style-name="P3">Trabajos e investigaciones</text:p>
      <text:p text:style-name="P3">Traducciones</text:p>
      <text:p text:style-name="P3">Trabajo en plataforma</text:p>
      <text:p text:style-name="P3">Examen parcial</text:p>
      <text:p text:style-name="P3">15%</text:p>
      <text:p text:style-name="P3">30%</text:p>
      <text:p text:style-name="P3">15%</text:p>
      <text:p text:style-name="P3">40%</text:p>
      <text:p text:style-name="P3">MODALIDADES TECNOLÓGICAS E INFORMÁTICAS</text:p>
      <text:p text:style-name="P3">Si bien el presente plan se presenta en una modalidad escolarizada, se incorporarán materiales</text:p>
      <text:p text:style-name="P3">didácticos basados en TICS, que potencien en la representación de informaciones, posibiliten</text:p>
      <text:p text:style-name="P3">diversas actividades, apoyen los procesos internos de atención y transferencia de aprendizaje</text:p>
      <text:p text:style-name="P3">por mencionar algunos.</text:p>
      <text:p text:style-name="P3">Los auxiliares en este proceso de formación son:</text:p>
      <text:p text:style-name="P3">•</text:p>
      <text:p text:style-name="P3">•</text:p>
      <text:p text:style-name="P3">•</text:p>
      <text:p text:style-name="P3">•</text:p>
      <text:p text:style-name="P3">•</text:p>
      <text:p text:style-name="P3">Visita a páginas dirigidos a traductores</text:p>
      <text:p text:style-name="P3">Visita a diversos enlaces de diccionarios en línea en inglés y español</text:p>
      <text:p text:style-name="P3">Descarga de documentos especializados dirigidos a traductores</text:p>
      <text:p text:style-name="P3">Uso de aplicaciones para investigar terminología</text:p>
      <text:p text:style-name="P3">Uso de programas para facilitar la corrección de estilo</text:p>
      <text:p text:style-name="P3"/>
      <text:p text:style-name="P3"/>
      <text:p text:style-name="P5">FINES DEL APRENDIZAJE O FORMACIÓN</text:p>
      <text:p text:style-name="P5">Al finalizar el curso el estudiante:</text:p>
      <text:p text:style-name="P5">• IDENTIFICARÁ LA TERMINOLOGÍA PROPIA DEL ÁREA ECONÓMICA-BURSÁTIL</text:p>
      <text:p text:style-name="P5">EN INGLÉS Y ESPAÑOL</text:p>
      <text:p text:style-name="P5">• DIFERENCIARÁ EL USO DEL INGLÉS Y DEL ESPAÑOL EN EL PROCESO</text:p>
      <text:p text:style-name="P5"><text:soft-page-break/>TRADUCTOLÓGICO DEL ÁREA ECONÓMICA-BURSÁTIL</text:p>
      <text:p text:style-name="P5">• MANEJARÁ PROGRAMAS INFORMÁTICOS PARA LA ENTREGA DE FORMATOS</text:p>
      <text:p text:style-name="P5">CONTENIDO TEMÁTICO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3"><draw:image xlink:href="Pictures/1000000100000438000001E9AD04E7590B266636.png" xlink:type="simple" xlink:show="embed" xlink:actuate="onLoad" draw:mime-type="image/png"/></draw:frame>Marron</text:p>
        <text:p text:style-name="MP1">Spring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4-12-29T21:57:13.905639593</dc:date>
    <meta:editing-duration>PT4H6M27S</meta:editing-duration>
    <meta:editing-cycles>27</meta:editing-cycles>
    <meta:generator>LibreOffice/7.3.7.2$Linux_X86_64 LibreOffice_project/30$Build-2</meta:generator>
    <meta:document-statistic meta:table-count="1" meta:image-count="1" meta:object-count="0" meta:page-count="4" meta:paragraph-count="119" meta:word-count="657" meta:character-count="4413" meta:non-whitespace-character-count="3832"/>
  </office:meta>
</office:document-meta>
</file>